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" svg:font-family="Courier" style:font-pitch="variable"/>
    <style:font-face style:name="Liberation Mono" svg:font-family="'Liberation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9d329" officeooo:paragraph-rsid="0019d329"/>
    </style:style>
    <style:style style:name="P2" style:family="paragraph" style:parent-style-name="Standard">
      <style:text-properties style:font-name="Courier" officeooo:rsid="0019ec93" officeooo:paragraph-rsid="0019ec93"/>
    </style:style>
    <style:style style:name="P3" style:family="paragraph" style:parent-style-name="Standard">
      <style:text-properties style:font-name="Courier" fo:font-weight="bold" officeooo:rsid="0019ec93" officeooo:paragraph-rsid="0019ec93" style:font-weight-asian="bold" style:font-weight-complex="bold"/>
    </style:style>
    <style:style style:name="P4" style:family="paragraph" style:parent-style-name="Standard">
      <style:text-properties style:font-name="Courier" fo:font-weight="bold" officeooo:rsid="001e22d0" officeooo:paragraph-rsid="001e22d0" style:font-weight-asian="bold" style:font-weight-complex="bold"/>
    </style:style>
    <style:style style:name="P5" style:family="paragraph" style:parent-style-name="Standard">
      <style:text-properties style:font-name="Courier" fo:font-weight="bold" officeooo:rsid="0019d329" officeooo:paragraph-rsid="0019d329" style:font-weight-asian="bold" style:font-weight-complex="bold"/>
    </style:style>
    <style:style style:name="T1" style:family="text">
      <style:text-properties officeooo:rsid="001b8d0e"/>
    </style:style>
    <style:style style:name="T2" style:family="text">
      <style:text-properties officeooo:rsid="001e22d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ARLY IN THE MORNING – B B King</text:p>
      <text:p text:style-name="P3"/>
      <text:p text:style-name="P2"/>
      <text:p text:style-name="P4">E</text:p>
      <text:p text:style-name="P1">It's early in the morning and I can't get right</text:p>
      <text:p text:style-name="P5"><text:s text:c="47"/><text:span text:style-name="T2">E7</text:span></text:p>
      <text:p text:style-name="P1">'Cause I had a little date with my baby last night</text:p>
      <text:p text:style-name="P4">A</text:p>
      <text:p text:style-name="P1">Now it's early in the morning</text:p>
      <text:p text:style-name="P4">E</text:p>
      <text:p text:style-name="P1">It's early in the morning</text:p>
      <text:p text:style-name="P4">B7</text:p>
      <text:p text:style-name="P1">It's early in the morning</text:p>
      <text:p text:style-name="P5"><text:s text:c="12"/><text:span text:style-name="T2">A <text:s text:c="18"/>E</text:span></text:p>
      <text:p text:style-name="P1">And I ain't got nothin' but the blues</text:p>
      <text:p text:style-name="P1"/>
      <text:p text:style-name="P1"/>
      <text:p text:style-name="P1"/>
      <text:p text:style-name="P1">I went to all the places where we used to go</text:p>
      <text:p text:style-name="P1"/>
      <text:p text:style-name="P1">I went to her house but she don't live there no more</text:p>
      <text:p text:style-name="P1"/>
      <text:p text:style-name="P1">And it's early in the morning</text:p>
      <text:p text:style-name="P1"/>
      <text:p text:style-name="P1">It's early in the mornin</text:p>
      <text:p text:style-name="P1"><text:s/></text:p>
      <text:p text:style-name="P1">It's early in the morning</text:p>
      <text:p text:style-name="P1"/>
      <text:p text:style-name="P1">And I ain't got nothin' but the blues</text:p>
      <text:p text:style-name="P1"/>
      <text:p text:style-name="P1"/>
      <text:p text:style-name="P1"/>
      <text:p text:style-name="P1">I went to her girlfriend's house, but she was out</text:p>
      <text:p text:style-name="P1"/>
      <text:p text:style-name="P1">I knocked on her door and her mother started to shout "Get away from here!"</text:p>
      <text:p text:style-name="P1"/>
      <text:p text:style-name="P1">Too early in the morning</text:p>
      <text:p text:style-name="P1"/>
      <text:p text:style-name="P1">It's early in the morning</text:p>
      <text:p text:style-name="P1"/>
      <text:p text:style-name="P1">It's early in the morning</text:p>
      <text:p text:style-name="P1"/>
      <text:p text:style-name="P1">And I ain't got nothin' but the blues</text:p>
      <text:p text:style-name="P1"/>
      <text:p text:style-name="P1"/>
      <text:p text:style-name="P2">(Break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ent to Jenny Lou's to get something to eat</text:p>
      <text:p text:style-name="P1"/>
      <text:p text:style-name="P1">The waitress looked at me, she said, "<text:span text:style-name="T1">Man</text:span>, you sure look beat"</text:p>
      <text:p text:style-name="P1"/>
      <text:p text:style-name="P1">It's early in the morning, baby</text:p>
      <text:p text:style-name="P1"/>
      <text:p text:style-name="P1">Early in the morning</text:p>
      <text:p text:style-name="P1"/>
      <text:p text:style-name="P1">It's early in the morning</text:p>
      <text:p text:style-name="P1"/>
      <text:p text:style-name="P1">And I ain't got nothin' but the blues</text:p>
      <text:p text:style-name="P1"/>
      <text:p text:style-name="P1"/>
      <text:p text:style-name="P1"/>
      <text:p text:style-name="P1">Had a lot of money when I first started out</text:p>
      <text:p text:style-name="P1"/>
      <text:p text:style-name="P1">I couldn't find my baby, now my money's run out</text:p>
      <text:p text:style-name="P1"/>
      <text:p text:style-name="P1">Now it's early in the morning</text:p>
      <text:p text:style-name="P1"/>
      <text:p text:style-name="P1">It's early in the morning</text:p>
      <text:p text:style-name="P1"/>
      <text:p text:style-name="P1">It's early in the morning</text:p>
      <text:p text:style-name="P1"/>
      <text:p text:style-name="P1">And I ain't got nothin' but the blues</text:p>
      <text:p text:style-name="P1"/>
      <text:p text:style-name="P1"/>
      <text:p text:style-name="P1"/>
      <text:p text:style-name="P1">It's early in the morning</text:p>
      <text:p text:style-name="P1"/>
      <text:p text:style-name="P1">I ain't got nothin' but the blu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urier" svg:font-family="Courier" style:font-pitch="variable"/>
    <style:font-face style:name="Liberation Mono" svg:font-family="'Liberation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9:47:00.654364000</meta:creation-date>
    <dc:date>2017-04-24T07:57:48.551794000</dc:date>
    <meta:editing-duration>PT57M52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41" meta:word-count="255" meta:character-count="1268" meta:non-whitespace-character-count="973"/>
  </office:meta>
</office:document-meta>
</file>